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specialidade</text:p>
          </table:table-cell>
        </table:table-row>
        <table:table-row table:style-name="ro1">
          <table:table-cell office:value-type="string" calcext:value-type="string">
            <text:p>Alexandru Douglas</text:p>
          </table:table-cell>
          <table:table-cell office:value-type="float" office:value="22070120" calcext:value-type="float">
            <text:p>22070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Imaad Rosa</text:p>
          </table:table-cell>
          <table:table-cell office:value-type="float" office:value="22070890" calcext:value-type="float">
            <text:p>22070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Humayra Peck</text:p>
          </table:table-cell>
          <table:table-cell office:value-type="float" office:value="22079877" calcext:value-type="float">
            <text:p>22079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Katelin Sims</text:p>
          </table:table-cell>
          <table:table-cell office:value-type="float" office:value="22074567" calcext:value-type="float">
            <text:p>22074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arwyn Patton</text:p>
          </table:table-cell>
          <table:table-cell office:value-type="float" office:value="22076781" calcext:value-type="float">
            <text:p>22076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adelaine Orr</text:p>
          </table:table-cell>
          <table:table-cell office:value-type="float" office:value="22076464" calcext:value-type="float">
            <text:p>22076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C</text:p>
          </table:table-cell>
        </table:table-row>
        <table:table-row table:style-name="ro1">
          <table:table-cell office:value-type="string" calcext:value-type="string">
            <text:p>Lance Lees</text:p>
          </table:table-cell>
          <table:table-cell office:value-type="float" office:value="22070987" calcext:value-type="float">
            <text:p>22070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C</text:p>
          </table:table-cell>
        </table:table-row>
        <table:table-row table:style-name="ro1">
          <table:table-cell office:value-type="string" calcext:value-type="string">
            <text:p>Harun Kirkland</text:p>
          </table:table-cell>
          <table:table-cell office:value-type="float" office:value="22071234" calcext:value-type="float">
            <text:p>22071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Ned Santana</text:p>
          </table:table-cell>
          <table:table-cell office:value-type="float" office:value="22071423" calcext:value-type="float">
            <text:p>22071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Kelvin Dixon</text:p>
          </table:table-cell>
          <table:table-cell office:value-type="float" office:value="22076756" calcext:value-type="float">
            <text:p>220767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</text:p>
          </table:table-cell>
        </table:table-row>
        <table:table-row table:style-name="ro1">
          <table:table-cell office:value-type="string" calcext:value-type="string">
            <text:p>Kayleigh Schmitt</text:p>
          </table:table-cell>
          <table:table-cell office:value-type="float" office:value="22071911" calcext:value-type="float">
            <text:p>22071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</text:p>
          </table:table-cell>
        </table:table-row>
        <table:table-row table:style-name="ro1">
          <table:table-cell office:value-type="string" calcext:value-type="string">
            <text:p>Akaash Arnold</text:p>
          </table:table-cell>
          <table:table-cell office:value-type="float" office:value="22078919" calcext:value-type="float">
            <text:p>220789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S</text:p>
          </table:table-cell>
        </table:table-row>
        <table:table-row table:style-name="ro1">
          <table:table-cell office:value-type="string" calcext:value-type="string">
            <text:p>Killian Guest</text:p>
          </table:table-cell>
          <table:table-cell office:value-type="float" office:value="22075529" calcext:value-type="float">
            <text:p>220755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S</text:p>
          </table:table-cell>
        </table:table-row>
        <table:table-row table:style-name="ro1">
          <table:table-cell office:value-type="string" calcext:value-type="string">
            <text:p>Kiyan Kim</text:p>
          </table:table-cell>
          <table:table-cell office:value-type="float" office:value="22078230" calcext:value-type="float">
            <text:p>22078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9:07:29.427817320</meta:creation-date>
    <dc:date>2022-08-11T19:17:12.214970616</dc:date>
    <meta:editing-duration>PT9M48S</meta:editing-duration>
    <meta:editing-cycles>1</meta:editing-cycles>
    <meta:generator>LibreOffice/7.3.2.2$Linux_X86_64 LibreOffice_project/30$Build-2</meta:generator>
    <meta:document-statistic meta:table-count="1" meta:cell-count="60" meta:object-count="0"/>
  </office:meta>
</office:document-meta>
</file>